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8cm" draw:fill="none" draw:fill-color="#ffffff" fo:padding-top="-0.01cm" fo:padding-bottom="-0.01cm" fo:padding-left="-0.01cm" fo:padding-right="-0.01cm"/>
    </style:style>
    <style:style style:name="gr2" style:family="graphic" style:parent-style-name="standard">
      <style:graphic-properties svg:stroke-width="0cm" fo:padding-top="-0.05cm" fo:padding-bottom="-0.05cm" fo:padding-left="-0.05cm" fo:padding-right="-0.05cm"/>
    </style:style>
    <style:style style:name="gr3" style:family="graphic" style:parent-style-name="standard">
      <style:graphic-properties svg:stroke-width="0.08cm" svg:stroke-color="#ffffff" draw:fill="none" draw:fill-color="#ffffff" fo:padding-top="-0.01cm" fo:padding-bottom="-0.01cm" fo:padding-left="-0.01cm" fo:padding-right="-0.01cm"/>
    </style:style>
  </office:automatic-styles>
  <office:body>
    <office:drawing>
      <draw:page draw:name="page1" draw:style-name="dp1" draw:master-page-name="Default">
        <draw:g>
          <draw:glue-point draw:id="4" svg:x="-2.164cm" svg:y="-4.967cm"/>
          <draw:glue-point draw:id="5" svg:x="0.618cm" svg:y="-4.967cm"/>
          <draw:glue-point draw:id="6" svg:x="3.401cm" svg:y="-4.967cm"/>
          <draw:glue-point draw:id="7" svg:x="3.062cm" svg:y="5.032cm"/>
          <draw:glue-point draw:id="8" svg:x="3.599cm" svg:y="5.032cm"/>
          <draw:glue-point draw:id="9" svg:x="4.135cm" svg:y="5.032cm"/>
          <draw:glue-point draw:id="10" svg:x="-4.989cm" svg:y="4.998cm"/>
          <draw:glue-point draw:id="11" svg:x="4.615cm" svg:y="4.318cm"/>
          <draw:glue-point draw:id="12" svg:x="1.535cm" svg:y="1.189cm"/>
          <draw:path draw:style-name="gr1" draw:layer="layout" svg:width="0.497cm" svg:height="0.328cm" svg:x="1.911cm" svg:y="1.387cm" svg:viewBox="0 0 498 329" svg:d="m288 329c28-34-124-79 47-107 109-18 438-212-335-222">
            <text:p/>
          </draw:path>
          <draw:polygon draw:style-name="gr2" draw:layer="layout" svg:width="1.248cm" svg:height="0.189cm" svg:x="0.432cm" svg:y="1.469cm" svg:viewBox="0 0 1249 190" draw:points="0,190 1249,190 1249,0 0,0">
            <text:p/>
          </draw:polygon>
          <draw:polyline draw:style-name="gr3" draw:layer="layout" svg:width="1.248cm" svg:height="0.189cm" svg:x="0.432cm" svg:y="1.469cm" svg:viewBox="0 0 1249 190" draw:points="0,190 1249,190 1249,0 0,0 0,190">
            <text:p/>
          </draw:polyline>
          <draw:polygon draw:style-name="gr2" draw:layer="layout" svg:width="0.252cm" svg:height="0.446cm" svg:x="1.679cm" svg:y="1.213cm" svg:viewBox="0 0 253 447" draw:points="0,447 0,257 253,0 253,194">
            <text:p/>
          </draw:polygon>
          <draw:polyline draw:style-name="gr3" draw:layer="layout" svg:width="0.252cm" svg:height="0.446cm" svg:x="1.679cm" svg:y="1.213cm" svg:viewBox="0 0 253 447" draw:points="0,447 0,257 253,0 253,194 0,447">
            <text:p/>
          </draw:polyline>
          <draw:polygon draw:style-name="gr2" draw:layer="layout" svg:width="1.248cm" svg:height="0.223cm" svg:x="0.432cm" svg:y="1.469cm" svg:viewBox="0 0 1249 224" draw:points="0,224 1249,224 1249,0 0,0">
            <text:p/>
          </draw:polygon>
          <draw:polyline draw:style-name="gr3" draw:layer="layout" svg:width="1.248cm" svg:height="0.223cm" svg:x="0.432cm" svg:y="1.469cm" svg:viewBox="0 0 1249 224" draw:points="0,224 1249,224 1249,0 0,0 0,224">
            <text:p/>
          </draw:polyline>
          <draw:polygon draw:style-name="gr2" draw:layer="layout" svg:width="0.252cm" svg:height="0.48cm" svg:x="1.679cm" svg:y="1.213cm" svg:viewBox="0 0 253 481" draw:points="0,481 0,257 253,0 253,228">
            <text:p/>
          </draw:polygon>
          <draw:polyline draw:style-name="gr3" draw:layer="layout" svg:width="0.252cm" svg:height="0.48cm" svg:x="1.679cm" svg:y="1.213cm" svg:viewBox="0 0 253 481" draw:points="0,481 0,257 253,0 253,228 0,481">
            <text:p/>
          </draw:polyline>
          <draw:polygon draw:style-name="gr2" draw:layer="layout" svg:width="1.73cm" svg:height="0.256cm" svg:x="0.288cm" svg:y="1.179cm" svg:viewBox="0 0 1731 257" draw:points="1731,0 1554,257 0,257 250,0">
            <text:p/>
          </draw:polygon>
          <draw:polyline draw:style-name="gr3" draw:layer="layout" svg:width="1.73cm" svg:height="0.256cm" svg:x="0.288cm" svg:y="1.179cm" svg:viewBox="0 0 1731 257" draw:points="1731,0 1554,257 0,257 250,0 1731,0">
            <text:p/>
          </draw:polyline>
          <draw:polygon draw:style-name="gr2" draw:layer="layout" svg:width="1.486cm" svg:height="0.086cm" svg:x="0.284cm" svg:y="1.435cm" svg:viewBox="0 0 1487 87" draw:points="0,87 1487,87 1487,0 0,0">
            <text:p/>
          </draw:polygon>
          <draw:polyline draw:style-name="gr3" draw:layer="layout" svg:width="1.486cm" svg:height="0.086cm" svg:x="0.284cm" svg:y="1.435cm" svg:viewBox="0 0 1487 87" draw:points="0,87 1487,87 1487,0 0,0 0,87">
            <text:p/>
          </draw:polyline>
          <draw:polygon draw:style-name="gr2" draw:layer="layout" svg:width="0.252cm" svg:height="0.344cm" svg:x="1.769cm" svg:y="1.179cm" svg:viewBox="0 0 253 345" draw:points="0,345 0,257 253,0 253,92">
            <text:p/>
          </draw:polygon>
          <draw:polyline draw:style-name="gr3" draw:layer="layout" svg:width="0.252cm" svg:height="0.344cm" svg:x="1.769cm" svg:y="1.179cm" svg:viewBox="0 0 253 345" draw:points="0,345 0,257 253,0 253,92 0,345">
            <text:p/>
          </draw:polyline>
          <draw:polygon draw:style-name="gr2" draw:layer="layout" svg:width="1.73cm" svg:height="0.256cm" svg:x="0.288cm" svg:y="1.179cm" svg:viewBox="0 0 1731 257" draw:points="1731,0 1554,257 0,257 250,0">
            <text:p/>
          </draw:polygon>
          <draw:polyline draw:style-name="gr3" draw:layer="layout" svg:width="1.73cm" svg:height="0.256cm" svg:x="0.288cm" svg:y="1.179cm" svg:viewBox="0 0 1731 257" draw:points="1731,0 1554,257 0,257 250,0 1731,0">
            <text:p/>
          </draw:polyline>
          <draw:polygon draw:style-name="gr2" draw:layer="layout" svg:width="1.486cm" svg:height="0.086cm" svg:x="0.284cm" svg:y="1.435cm" svg:viewBox="0 0 1487 87" draw:points="0,87 1487,87 1487,0 0,0">
            <text:p/>
          </draw:polygon>
          <draw:polyline draw:style-name="gr3" draw:layer="layout" svg:width="1.486cm" svg:height="0.086cm" svg:x="0.284cm" svg:y="1.435cm" svg:viewBox="0 0 1487 87" draw:points="0,87 1487,87 1487,0 0,0 0,87">
            <text:p/>
          </draw:polyline>
          <draw:polygon draw:style-name="gr2" draw:layer="layout" svg:width="0.252cm" svg:height="0.344cm" svg:x="1.769cm" svg:y="1.179cm" svg:viewBox="0 0 253 345" draw:points="0,345 0,257 253,0 253,92">
            <text:p/>
          </draw:polygon>
          <draw:polyline draw:style-name="gr3" draw:layer="layout" svg:width="0.252cm" svg:height="0.344cm" svg:x="1.769cm" svg:y="1.179cm" svg:viewBox="0 0 253 345" draw:points="0,345 0,257 253,0 253,92 0,345">
            <text:p/>
          </draw:polyline>
          <draw:polygon draw:style-name="gr2" draw:layer="layout" svg:width="1.735cm" svg:height="0.092cm" svg:x="0.291cm" svg:y="0cm" svg:viewBox="0 0 1736 93" draw:points="1736,0 393,0 0,93 1555,93">
            <text:p/>
          </draw:polygon>
          <draw:polyline draw:style-name="gr3" draw:layer="layout" svg:width="1.735cm" svg:height="0.092cm" svg:x="0.291cm" svg:y="0cm" svg:viewBox="0 0 1736 93" draw:points="1736,0 393,0 0,93 1555,93 1736,0">
            <text:p/>
          </draw:polyline>
          <draw:polygon draw:style-name="gr2" draw:layer="layout" svg:width="1.33cm" svg:height="0.057cm" svg:x="0.449cm" svg:y="1.27cm" svg:viewBox="0 0 1331 58" draw:points="1331,58 1262,0 0,0 66,58">
            <text:p/>
          </draw:polygon>
          <draw:polyline draw:style-name="gr3" draw:layer="layout" svg:width="1.33cm" svg:height="0.057cm" svg:x="0.449cm" svg:y="1.27cm" svg:viewBox="0 0 1331 58" draw:points="1331,58 1262,0 0,0 66,58 1331,58">
            <text:p/>
          </draw:polyline>
          <draw:polygon draw:style-name="gr2" draw:layer="layout" svg:width="0.322cm" svg:height="0.227cm" svg:x="1.699cm" svg:y="1.088cm" svg:viewBox="0 0 323 228" draw:points="87,228 0,170 323,0 115,205">
            <text:p/>
          </draw:polygon>
          <draw:polyline draw:style-name="gr3" draw:layer="layout" svg:width="0.322cm" svg:height="0.227cm" svg:x="1.699cm" svg:y="1.088cm" svg:viewBox="0 0 323 228" draw:points="87,228 0,170 323,0 115,205 87,228">
            <text:p/>
          </draw:polyline>
          <draw:polygon draw:style-name="gr2" draw:layer="layout" svg:width="0.18cm" svg:height="1.252cm" svg:x="1.846cm" svg:y="0cm" svg:viewBox="0 0 181 1253" draw:points="0,92 0,1253 181,1085 181,0">
            <text:p/>
          </draw:polygon>
          <draw:polyline draw:style-name="gr3" draw:layer="layout" svg:width="0.18cm" svg:height="1.252cm" svg:x="1.846cm" svg:y="0cm" svg:viewBox="0 0 181 1253" draw:points="0,92 0,1253 181,1085 181,0 0,93">
            <text:p/>
          </draw:polyline>
          <draw:polygon draw:style-name="gr2" draw:layer="layout" svg:width="1.555cm" svg:height="1.172cm" svg:x="0.291cm" svg:y="0.092cm" svg:viewBox="0 0 1556 1173" draw:points="0,1173 1556,1173 1556,0 0,0">
            <text:p/>
          </draw:polygon>
          <draw:polyline draw:style-name="gr3" draw:layer="layout" svg:width="1.555cm" svg:height="1.172cm" svg:x="0.291cm" svg:y="0.092cm" svg:viewBox="0 0 1556 1173" draw:points="0,1173 1556,1173 1556,0 0,0 0,1173">
            <text:p/>
          </draw:polyline>
          <draw:polygon draw:style-name="gr2" draw:layer="layout" svg:width="0.195cm" svg:height="0.359cm" svg:x="1.715cm" svg:y="1.637cm" svg:viewBox="0 0 196 360" draw:points="0,360 0,269 196,0 196,164">
            <text:p/>
          </draw:polygon>
          <draw:polyline draw:style-name="gr3" draw:layer="layout" svg:width="0.195cm" svg:height="0.359cm" svg:x="1.715cm" svg:y="1.637cm" svg:viewBox="0 0 196 360" draw:points="0,360 0,269 196,0 196,164 0,359">
            <text:p/>
          </draw:polyline>
          <draw:polygon draw:style-name="gr2" draw:layer="layout" svg:width="1.715cm" svg:height="0.089cm" svg:x="0cm" svg:y="1.907cm" svg:viewBox="0 0 1716 90" draw:points="0,90 1716,90 1716,0 0,0">
            <text:p/>
          </draw:polygon>
          <draw:polyline draw:style-name="gr3" draw:layer="layout" svg:width="1.715cm" svg:height="0.089cm" svg:x="0cm" svg:y="1.907cm" svg:viewBox="0 0 1716 90" draw:points="0,90 1716,90 1716,0 0,0 0,90">
            <text:p/>
          </draw:polyline>
          <draw:polygon draw:style-name="gr2" draw:layer="layout" svg:width="0.374cm" svg:height="0.227cm" svg:x="1.943cm" svg:y="1.697cm" svg:viewBox="0 0 375 228" draw:points="260,228 375,0 114,0 0,228">
            <text:p/>
          </draw:polygon>
          <draw:polyline draw:style-name="gr3" draw:layer="layout" svg:width="0.374cm" svg:height="0.227cm" svg:x="1.943cm" svg:y="1.697cm" svg:viewBox="0 0 375 228" draw:points="260,228 375,0 114,0 0,228 260,228">
            <text:p/>
          </draw:polyline>
          <draw:polygon draw:style-name="gr2" draw:layer="layout" svg:width="0.26cm" svg:height="0.073cm" svg:x="1.943cm" svg:y="1.925cm" svg:viewBox="0 0 261 74" draw:points="0,74 261,74 261,0 0,0">
            <text:p/>
          </draw:polygon>
          <draw:polyline draw:style-name="gr3" draw:layer="layout" svg:width="0.26cm" svg:height="0.073cm" svg:x="1.943cm" svg:y="1.925cm" svg:viewBox="0 0 261 74" draw:points="0,74 261,74 261,0 0,0 0,74">
            <text:p/>
          </draw:polyline>
          <draw:polygon draw:style-name="gr2" draw:layer="layout" svg:width="0.114cm" svg:height="0.303cm" svg:x="2.201cm" svg:y="1.697cm" svg:viewBox="0 0 115 304" draw:points="0,304 0,228 115,0 114,156 0,303">
            <text:p/>
          </draw:polygon>
          <draw:polyline draw:style-name="gr3" draw:layer="layout" svg:width="0.114cm" svg:height="0.303cm" svg:x="2.201cm" svg:y="1.697cm" svg:viewBox="0 0 115 304" draw:points="0,304 0,228 115,0 114,156 0,303">
            <text:p/>
          </draw:polyline>
          <draw:polygon draw:style-name="gr2" draw:layer="layout" svg:width="1.904cm" svg:height="0.27cm" svg:x="0.005cm" svg:y="1.637cm" svg:viewBox="0 0 1905 271" draw:points="1710,271 0,271 194,0 1905,0">
            <text:p/>
          </draw:polygon>
          <draw:polyline draw:style-name="gr3" draw:layer="layout" svg:width="1.904cm" svg:height="0.27cm" svg:x="0.005cm" svg:y="1.637cm" svg:viewBox="0 0 1905 271" draw:points="1710,271 0,271 194,0 1905,0 1710,271">
            <text:p/>
          </draw:polyline>
          <draw:path draw:style-name="gr2" draw:layer="layout" svg:width="1.349cm" svg:height="0.946cm" svg:x="0.388cm" svg:y="0.215cm" svg:viewBox="0 0 1350 947" svg:d="m128 0h1093c71 0 129 57 129 128v690c0 71-58 129-129 129h-1093c-71 0-128-58-128-129v-690c0-71 57-128 128-128z">
            <text:p/>
          </draw:path>
          <draw:path draw:style-name="gr3" draw:layer="layout" svg:width="1.349cm" svg:height="0.946cm" svg:x="0.388cm" svg:y="0.215cm" svg:viewBox="0 0 1350 947" svg:d="m128 0h1093c71 0 129 57 129 128v690c0 71-58 129-129 129h-1093c-71 0-128-58-128-129v-690c0-71 57-128 128-128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Workstation</dc:title>
    <meta:creation-date>2011-02-07T16:44:50</meta:creation-date>
    <meta:editing-duration>P0D</meta:editing-duration>
    <meta:editing-cycles>1</meta:editing-cycles>
    <meta:document-statistic meta:object-count="46"/>
    <meta:generator>OpenOffice.org/3.3$Linux OpenOffice.org_project/330m20$Build-9567</meta:generator>
  </office:meta>
</office:document-meta>
</file>